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48" table:default-cell-style-name="Default"/>
        <table:table-row table:style-name="ro1" table:number-rows-repeated="2">
          <table:table-cell table:number-columns-repeated="73"/>
        </table:table-row>
        <table:table-row table:style-name="ro1">
          <table:table-cell table:number-columns-repeated="3"/>
          <table:table-cell table:formula="of:=BASE(2047;2)" office:value-type="string" office:string-value="11111111111" calcext:value-type="string">
            <text:p>11111111111</text:p>
          </table:table-cell>
          <table:table-cell table:number-columns-repeated="20"/>
          <table:table-cell table:formula="of:=DECIMAL(100000000000;2)" office:value-type="float" office:value="2048" calcext:value-type="float">
            <text:p>2048</text:p>
          </table:table-cell>
          <table:table-cell table:number-columns-repeated="48"/>
        </table:table-row>
        <table:table-row table:style-name="ro1" table:number-rows-repeated="6">
          <table:table-cell table:number-columns-repeated="7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8"/>
          <table:table-cell table:number-columns-repeated="11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12:00:48.315162112</meta:creation-date>
    <dc:date>2026-04-14T14:07:35.538946102</dc:date>
    <meta:editing-duration>PT1H56M32S</meta:editing-duration>
    <meta:editing-cycles>1</meta:editing-cycles>
    <meta:document-statistic meta:table-count="1" meta:cell-count="40" meta:object-count="0"/>
    <meta:generator>Мостех.Офис/25.2.3.2$Linux_X86_64 MostechOffice_project/520$Build-2</meta:generator>
  </office:meta>
</office:document-meta>
</file>